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style:font-name="Courier New" fo:font-weight="normal" officeooo:rsid="000cfa23" officeooo:paragraph-rsid="000cfa23"/>
    </style:style>
    <style:style style:name="P6" style:family="paragraph" style:parent-style-name="Text_20_body">
      <style:text-properties fo:font-weight="bold" officeooo:paragraph-rsid="000cfa23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officeooo:rsid="000cfa23" officeooo:paragraph-rsid="000cfa23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officeooo:rsid="000e0955" officeooo:paragraph-rsid="000e0955" style:text-blinking="false" fo:background-color="transparent"/>
    </style:style>
    <style:style style:name="T1" style:family="text">
      <style:text-properties officeooo:rsid="000cfa23"/>
    </style:style>
    <style:style style:name="T2" style:family="text">
      <style:text-properties style:font-name="Courier New" officeooo:rsid="000cfa2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officeooo:rsid="000cfa23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6d3b0a5-7fff-0b80-64e2-633bd0d46078"/>Actividad 1.1</text:p>
      <text:p text:style-name="P1">Tema 1. Almacenamiento de la información</text:p>
      <text:p text:style-name="P1">Base de datos 25/26</text:p>
      <text:p text:style-name="P1">Adrián Campos Espejo</text:p>
      <text:p text:style-name="P2"/>
      <text:p text:style-name="P3">Dispongo de un fichero de datos cuyo registro lógico es de 256 B, lo estoy usando en un sistema cuyo registro físico es de 30 kB. </text:p>
      <text:p text:style-name="P3">Se pide:</text:p>
      <text:list text:style-name="L1">
        <text:list-item>
          <text:p text:style-name="P4">Factor de bloque del sistema:</text:p>
        </text:list-item>
        <text:list-item>
          <text:p text:style-name="P4">Bloque del registro 23045 y posición dentro de buffers</text:p>
        </text:list-item>
        <text:list-item>
          <text:p text:style-name="P4">Bloque del registro 12 y posición dentro del buffers</text:p>
        </text:list-item>
        <text:list-item>
          <text:p text:style-name="P4">Bloque del registro 10000 y posición dentro del buffers</text:p>
        </text:list-item>
      </text:list>
      <text:p text:style-name="P2"/>
      <text:p text:style-name="P1">1.1 Factor de bloqueo</text:p>
      <text:p text:style-name="P2"/>
      <text:p text:style-name="P3">30 kb → 30 x 1024 = 30720 bytes</text:p>
      <text:p text:style-name="P3">FB= 30720 / 256 = 120 registros lógicos</text:p>
      <text:p text:style-name="P2"/>
      <text:p text:style-name="P1">1.2 Bloque del registro 23045 y posición dentro de buffers</text:p>
      <text:p text:style-name="P2"/>
      <text:p text:style-name="P3">23045 / 120 = 192,042 = <text:span text:style-name="T1">Bloque </text:span>193 → 19<text:span text:style-name="T1">2</text:span></text:p>
      <text:p text:style-name="P3">Posición dentro del buffers</text:p>
      <text:p text:style-name="P3">23045 <text:span text:style-name="T1">mod</text:span> 120 = 5a posición dentro del buffers</text:p>
      <text:p text:style-name="P2"/>
      <text:p text:style-name="P1">1.3 Bloque del registro 12 y posición dentro del buffers</text:p>
      <text:p text:style-name="P2"/>
      <text:p text:style-name="P3">12 / 120 = 0,1 = <text:span text:style-name="T1">Bloque </text:span>1 → <text:span text:style-name="T1">0</text:span></text:p>
      <text:p text:style-name="P3">Posición dentro del buffers</text:p>
      <text:p text:style-name="P3">12 <text:span text:style-name="T1">mod</text:span> 120 = <text:span text:style-name="T1">Posición </text:span>12</text:p>
      <text:p text:style-name="P5"/>
      <text:p text:style-name="P6"><text:span text:style-name="T2">1.4 </text:span><text:span text:style-name="T3">Bloque del registro 10000 y posición dentro del buffers</text:span></text:p>
      <text:p text:style-name="P7"/>
      <text:p text:style-name="P7">1000 / 120 = 8,3 = Bloque 9 → 8</text:p>
      <text:p text:style-name="P8">Posición dentro del buffers<text:tab/></text:p>
      <text:p text:style-name="P7">1000 mod 120 = Posición 4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23:33.817623100</meta:creation-date>
    <dc:date>2025-09-19T10:32:19.172784900</dc:date>
    <meta:editing-duration>PT8M45S</meta:editing-duration>
    <meta:editing-cycles>2</meta:editing-cycles>
    <meta:generator>LibreOffice/25.8.1.1$Windows_X86_64 LibreOffice_project/54047653041915e595ad4e45cccea684809c77b5</meta:generator>
    <meta:print-date>2025-09-19T10:31:46.934935300</meta:print-date>
    <meta:printed-by>Archivos PDF</meta:printed-by>
    <meta:document-statistic meta:table-count="0" meta:image-count="0" meta:object-count="0" meta:page-count="1" meta:paragraph-count="25" meta:word-count="193" meta:character-count="966" meta:non-whitespace-character-count="800"/>
  </office:meta>
</office:document-meta>
</file>